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c4249"/>
    </style:style>
    <style:style style:name="P2" style:family="paragraph" style:parent-style-name="Standard">
      <style:text-properties fo:color="#000000" style:font-name="Liberation Serif" fo:font-size="12pt" fo:font-weight="bold" officeooo:paragraph-rsid="000c4249" fo:background-color="transparent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style:font-name="serif" fo:font-size="13.5pt" officeooo:paragraph-rsid="000c4249"/>
    </style:style>
    <style:style style:name="P5" style:family="paragraph" style:parent-style-name="Standard">
      <style:text-properties fo:color="#000000" style:font-name="serif" fo:font-size="12pt" officeooo:paragraph-rsid="000c4249" fo:background-color="transparent" style:font-size-asian="12pt" style:font-size-complex="12pt"/>
    </style:style>
    <style:style style:name="P6" style:family="paragraph" style:parent-style-name="Standard">
      <style:text-properties fo:color="#000000" style:font-name="serif" fo:font-size="12pt" officeooo:rsid="000e5cc0" officeooo:paragraph-rsid="000e5cc0" fo:background-color="transparent" style:font-size-asian="12pt" style:font-size-complex="12pt"/>
    </style:style>
    <style:style style:name="P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3.5pt"/>
    </style:style>
    <style:style style:name="T3" style:family="text">
      <style:text-properties fo:font-size="14pt" fo:font-weight="bold" officeooo:rsid="000c4249" style:font-size-asian="14pt" style:font-weight-asian="bold" style:font-size-complex="14pt" style:font-weight-complex="bold"/>
    </style:style>
    <style:style style:name="T4" style:family="text">
      <style:text-properties fo:color="#000000" style:font-name="serif" fo:font-size="15pt" fo:font-weight="bold" officeooo:rsid="000c4249" fo:background-color="transparent" loext:char-shading-value="0" style:font-size-asian="15pt" style:font-weight-asian="bold" style:font-size-complex="15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Q1- </text:span><text:span text:style-name="T2">Develop parallel version of factorial calculation program.</text:span></text:p>
      <text:p text:style-name="P4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#include &lt;iostream&gt;</text:p>
            <text:p text:style-name="P2">#include &lt;omp.h&gt;</text:p>
            <text:p text:style-name="P2">#include &lt;time.h&gt;</text:p>
            <text:p text:style-name="P2"/>
            <text:p text:style-name="P2">using namespace std;</text:p>
            <text:p text:style-name="P2">int main()</text:p>
            <text:p text:style-name="P2">{</text:p>
            <text:p text:style-name="P2"><text:s text:c="4"/>long double f = 1;</text:p>
            <text:p text:style-name="P2"/>
            <text:p text:style-name="P2"><text:s text:c="4"/>int i, num;</text:p>
            <text:p text:style-name="P2"/>
            <text:p text:style-name="P2"><text:s text:c="4"/>printf("Input the number : ");</text:p>
            <text:p text:style-name="P2"><text:s text:c="4"/>cin &gt;&gt; num;</text:p>
            <text:p text:style-name="P2"/>
            <text:p text:style-name="P2">#pragma omp parallel reduction(* \</text:p>
            <text:p text:style-name="P2"><text:s text:c="31"/>: f)</text:p>
            <text:p text:style-name="P2"><text:s text:c="4"/>{</text:p>
            <text:p text:style-name="P2">#pragma omp for</text:p>
            <text:p text:style-name="P2"><text:s text:c="8"/>for (i = 1; i &lt;= num; i++)</text:p>
            <text:p text:style-name="P2"><text:s text:c="8"/>{</text:p>
            <text:p text:style-name="P2"><text:s text:c="12"/>f = f * i;</text:p>
            <text:p text:style-name="P2"><text:s text:c="8"/>}</text:p>
            <text:p text:style-name="P2"><text:s text:c="8"/>printf("%d\n", omp_get_thread_num());</text:p>
            <text:p text:style-name="P2"><text:s text:c="4"/>}</text:p>
            <text:p text:style-name="P2"/>
            <text:p text:style-name="P2"><text:s text:c="4"/>cout &lt;&lt; "Threads Ends" &lt;&lt; endl;</text:p>
            <text:p text:style-name="P2"><text:s text:c="4"/>cout &lt;&lt; "The Factorial of " &lt;&lt; num &lt;&lt; " is " &lt;&lt; f &lt;&lt; endl;</text:p>
            <text:p text:style-name="P2"/>
            <text:p text:style-name="P2"><text:s text:c="4"/>return 0;</text:p>
            <text:p text:style-name="P2">}</text:p>
          </table:table-cell>
        </table:table-row>
      </table:table>
      <text:p text:style-name="P5"/>
      <text:p text:style-name="P5"/>
      <text:p text:style-name="P5"/>
      <text:p text:style-name="P1"><text:span text:style-name="T4">Q2 - </text:span><text:span text:style-name="T2">Develop parallel version of matrix multiplication program. You should generate time and speedup </text:span><text:span text:style-name="T1"><text:line-break/></text:span><text:span text:style-name="T2">results for various number of threads and various matrix sizes. Present the results in the form of tables </text:span><text:span text:style-name="T1"><text:line-break/></text:span><text:span text:style-name="T2">and graph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#include &lt;iostream&gt;</text:p>
            <text:p text:style-name="P3">#include &lt;ctime&gt;</text:p>
            <text:p text:style-name="P3">#include &lt;omp.h&gt;</text:p>
            <text:p text:style-name="P3"/>
            <text:p text:style-name="P3">using namespace std;</text:p>
            <text:p text:style-name="P3"/>
            <text:p text:style-name="P3">int main();</text:p>
            <text:p text:style-name="P3">int main()</text:p>
            <text:p text:style-name="Table_20_Contents"/>
            <text:p text:style-name="P7"><text:soft-page-break/>{</text:p>
            <text:p text:style-name="P7"><text:s text:c="4"/>int NUM = 500;</text:p>
            <text:p text:style-name="P7"><text:s text:c="4"/>double a[NUM][NUM], b[NUM][NUM], c[NUM][NUM];</text:p>
            <text:p text:style-name="P7"><text:s text:c="4"/>int i, j, k;</text:p>
            <text:p text:style-name="P7"><text:s text:c="4"/>int thread_num;</text:p>
            <text:p text:style-name="P7"><text:s text:c="4"/>double wtime;</text:p>
            <text:p text:style-name="P7"/>
            <text:p text:style-name="P7"><text:s text:c="4"/>thread_num = omp_get_max_threads();</text:p>
            <text:p text:style-name="P7"><text:s text:c="4"/>cout &lt;&lt; " <text:s/>The matrix order N <text:s text:c="16"/>= " &lt;&lt; NUM &lt;&lt; "\n";</text:p>
            <text:p text:style-name="P7"><text:s text:c="4"/>wtime = omp_get_wtime();</text:p>
            <text:p text:style-name="P7"/>
            <text:p text:style-name="P7">#pragma omp parallel shared(a, b, c, NUM) private(i, j, k)</text:p>
            <text:p text:style-name="P7"><text:s text:c="4"/>{</text:p>
            <text:p text:style-name="P7">#pragma omp for</text:p>
            <text:p text:style-name="P7"><text:s text:c="8"/>for (i = 0; i &lt; NUM; i++)</text:p>
            <text:p text:style-name="P7"><text:s text:c="8"/>{</text:p>
            <text:p text:style-name="P7"><text:s text:c="12"/>for (j = 0; j &lt; NUM; j++)</text:p>
            <text:p text:style-name="P7"><text:s text:c="12"/>{</text:p>
            <text:p text:style-name="P7"/>
            <text:p text:style-name="P7"><text:s text:c="16"/>a[i][j] = 1;</text:p>
            <text:p text:style-name="P7"><text:s text:c="12"/>}</text:p>
            <text:p text:style-name="P7"><text:s text:c="8"/>}</text:p>
            <text:p text:style-name="P7"/>
            <text:p text:style-name="P7">#pragma omp for</text:p>
            <text:p text:style-name="P7"><text:s text:c="8"/>for (i = 0; i &lt; NUM; i++)</text:p>
            <text:p text:style-name="P7"><text:s text:c="8"/>{</text:p>
            <text:p text:style-name="P7"><text:s text:c="12"/>for (j = 0; j &lt; NUM; j++)</text:p>
            <text:p text:style-name="P7"><text:s text:c="12"/>{</text:p>
            <text:p text:style-name="P7"><text:s text:c="16"/>b[i][j] = a[i][j];</text:p>
            <text:p text:style-name="P7"><text:s text:c="12"/>}</text:p>
            <text:p text:style-name="P7"><text:s text:c="8"/>}</text:p>
            <text:p text:style-name="P7"/>
            <text:p text:style-name="P7">#pragma omp for</text:p>
            <text:p text:style-name="P7"><text:s text:c="8"/>for (i = 0; i &lt; NUM; i++)</text:p>
            <text:p text:style-name="P7"><text:s text:c="8"/>{</text:p>
            <text:p text:style-name="P7"><text:s text:c="12"/>for (j = 0; j &lt; NUM; j++)</text:p>
            <text:p text:style-name="P7"><text:s text:c="12"/>{</text:p>
            <text:p text:style-name="P7"><text:s text:c="16"/>c[i][j] = 0.0;</text:p>
            <text:p text:style-name="P7"><text:s text:c="16"/>for (k = 0; k &lt; NUM; k++)</text:p>
            <text:p text:style-name="P7"><text:s text:c="16"/>{</text:p>
            <text:p text:style-name="P7"><text:s text:c="20"/>c[i][j] = c[i][j] + a[i][k] * b[k][j];</text:p>
            <text:p text:style-name="P7"><text:s text:c="16"/>}</text:p>
            <text:p text:style-name="P7"><text:s text:c="12"/>}</text:p>
            <text:p text:style-name="P7"><text:s text:c="8"/>}</text:p>
            <text:p text:style-name="P7"><text:s text:c="4"/>}</text:p>
            <text:p text:style-name="P7"><text:s text:c="4"/>wtime = omp_get_wtime() - wtime;</text:p>
            <text:p text:style-name="P7"><text:s text:c="4"/>cout &lt;&lt; " <text:s/>Elapsed seconds = " &lt;&lt; wtime &lt;&lt; "\n";</text:p>
            <text:p text:style-name="P7"><text:s text:c="4"/>cout &lt;&lt; " <text:s/>C(" &lt;&lt; NUM &lt;&lt; "," &lt;&lt; NUM &lt;&lt; ")"</text:p>
            <text:p text:style-name="P7"><text:s text:c="9"/>&lt;&lt; " <text:s/>= " &lt;&lt; c[94][99] &lt;&lt; "\n";</text:p>
            <text:p text:style-name="P7"><text:s text:c="4"/>return 0;</text:p>
            <text:p text:style-name="P7">}</text:p>
          </table:table-cell>
        </table:table-row>
      </table:table>
      <text:p text:style-name="P4"/>
      <text:p text:style-name="P6"/>
      <text:p text:style-name="P6">Experiments ----</text:p>
      <text:p text:style-name="P6"/>
      <text:p text:style-name="P6"/>
      <text:p text:style-name="P6">Below is the experiments results</text:p>
      <text:p text:style-name="P6"/>
      <text:p text:style-name="P6"/>
      <text:p text:style-name="P6"/>
      <text:p text:style-name="P6"><draw:frame draw:style-name="fr1" draw:name="Object1" text:anchor-type="paragraph" svg:width="8.0047in" svg:height="1.422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6"/>
      <text:p text:style-name="P6">Graph – 1</text:p>
      <text:p text:style-name="P6"/>
      <text:p text:style-name="P6"/>
      <text:p text:style-name="P6"><draw:frame draw:style-name="fr2" draw:name="Object2" text:anchor-type="paragraph" svg:width="8.2681in" svg:height="6.62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Graph – 2</text:p>
      <text:p text:style-name="P6"/>
      <text:p text:style-name="P6"><draw:frame draw:style-name="fr2" draw:name="Object3" text:anchor-type="paragraph" svg:width="8.2681in" svg:height="4.078in" draw:z-index="2"><draw:object xlink:href="./Object 3" xlink:type="simple" xlink:show="embed" xlink:actuate="onLoad"/><draw:image xlink:href="./ObjectReplacements/Object 3" xlink:type="simple" xlink:show="embed" xlink:actuate="onLoad"/></draw:frame><text:soft-page-break/>Graph-2 shows some clear difference between the initials results</text:p>
      <text:p text:style-name="P6"/>
      <text:p text:style-name="P6"><draw:frame draw:style-name="fr1" draw:name="Object4" text:anchor-type="paragraph" svg:width="8.2681in" svg:height="5.1291in" draw:z-index="3"><draw:object xlink:href="./Object 4" xlink:type="simple" xlink:show="embed" xlink:actuate="onLoad"/><draw:image xlink:href="./ObjectReplacements/Object 4" xlink:type="simple" xlink:show="embed" xlink:actuate="onLoad"/></draw:frame>Graph-3 is more clear and the initial behavior can easily be notic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5:53:57.755742408</meta:creation-date>
    <dc:date>2021-10-20T19:01:10.609814003</dc:date>
    <meta:editing-duration>PT46M7S</meta:editing-duration>
    <meta:editing-cycles>2</meta:editing-cycles>
    <meta:generator>LibreOffice/6.0.7.3$Linux_X86_64 LibreOffice_project/00m0$Build-3</meta:generator>
    <meta:document-statistic meta:table-count="2" meta:image-count="0" meta:object-count="4" meta:page-count="4" meta:paragraph-count="84" meta:word-count="352" meta:character-count="2190" meta:non-whitespace-character-count="14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style:text-align-source="fix" style:repeat-content="false"/>
      <style:paragraph-properties fo:text-align="start" fo:margin-left="10.01pt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2"/>
          <table:table-cell table:style-name="ce11" office:value-type="string" calcext:value-type="string">
            <text:p>Test No</text:p>
          </table:table-cell>
          <table:table-cell table:style-name="ce11" office:value-type="string" calcext:value-type="string">
            <text:p>Matrix Size</text:p>
          </table:table-cell>
          <table:table-cell table:style-name="ce11" office:value-type="string" calcext:value-type="string">
            <text:p>Seq. Time</text:p>
          </table:table-cell>
          <table:table-cell table:style-name="ce11" office:value-type="string" calcext:value-type="string">
            <text:p>Parallel Time (6 threads)</text:p>
          </table:table-cell>
          <table:table-cell table:style-name="ce15" office:value-type="string" calcext:value-type="string">
            <text:p>Parallel Time (12 threads)</text:p>
          </table:table-cell>
          <table:table-cell table:style-name="ce15" office:value-type="string" calcext:value-type="string">
            <text:p>Parallel Time (18 threads)</text:p>
          </table:table-cell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4x4</text:p>
          </table:table-cell>
          <table:table-cell table:style-name="ce13" office:value-type="float" office:value="0.00000327" calcext:value-type="float">
            <text:p>3.27E-06</text:p>
          </table:table-cell>
          <table:table-cell table:style-name="ce12" office:value-type="float" office:value="0.000364778" calcext:value-type="float">
            <text:p>0.000364778</text:p>
          </table:table-cell>
          <table:table-cell table:style-name="ce12" office:value-type="float" office:value="0.0012335" calcext:value-type="float">
            <text:p>0.0012335</text:p>
          </table:table-cell>
          <table:table-cell table:style-name="ce12" office:value-type="float" office:value="0.00172873" calcext:value-type="float">
            <text:p>0.00172873</text:p>
          </table:table-cell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10x10</text:p>
          </table:table-cell>
          <table:table-cell table:style-name="ce14" office:value-type="float" office:value="0.000019858" calcext:value-type="float">
            <text:p>1.99E-05</text:p>
          </table:table-cell>
          <table:table-cell table:style-name="ce12" office:value-type="float" office:value="0.000383095" calcext:value-type="float">
            <text:p>0.000383095</text:p>
          </table:table-cell>
          <table:table-cell table:style-name="ce12" office:value-type="float" office:value="0.00114295" calcext:value-type="float">
            <text:p>0.00114295</text:p>
          </table:table-cell>
          <table:table-cell table:style-name="ce12" office:value-type="float" office:value="0.000719618" calcext:value-type="float">
            <text:p>0.000719618</text:p>
          </table:table-cell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0x20</text:p>
          </table:table-cell>
          <table:table-cell table:style-name="ce12" office:value-type="float" office:value="0.00014492" calcext:value-type="float">
            <text:p>0.00014492</text:p>
          </table:table-cell>
          <table:table-cell table:style-name="ce12" office:value-type="float" office:value="0.000511638" calcext:value-type="float">
            <text:p>0.000511638</text:p>
          </table:table-cell>
          <table:table-cell table:style-name="ce12" office:value-type="float" office:value="0.00123793" calcext:value-type="float">
            <text:p>0.00123793</text:p>
          </table:table-cell>
          <table:table-cell table:style-name="ce12" office:value-type="float" office:value="0.000740969" calcext:value-type="float">
            <text:p>0.000740969</text:p>
          </table:table-cell>
        </table:table-row>
        <table:table-row table:style-name="ro1">
          <table:table-cell table:number-columns-repeated="2"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50x50</text:p>
          </table:table-cell>
          <table:table-cell table:style-name="ce12" office:value-type="float" office:value="0.00141836" calcext:value-type="float">
            <text:p>0.00141836</text:p>
          </table:table-cell>
          <table:table-cell table:style-name="ce12" office:value-type="float" office:value="0.000791549" calcext:value-type="float">
            <text:p>0.000791549</text:p>
          </table:table-cell>
          <table:table-cell table:style-name="ce12" office:value-type="float" office:value="0.00056635" calcext:value-type="float">
            <text:p>0.00056635</text:p>
          </table:table-cell>
          <table:table-cell table:style-name="ce12" office:value-type="float" office:value="0.00137433" calcext:value-type="float">
            <text:p>0.00137433</text:p>
          </table:table-cell>
        </table:table-row>
        <table:table-row table:style-name="ro1">
          <table:table-cell table:number-columns-repeated="2"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100x100</text:p>
          </table:table-cell>
          <table:table-cell table:style-name="ce12" office:value-type="float" office:value="0.00429113" calcext:value-type="float">
            <text:p>0.00429113</text:p>
          </table:table-cell>
          <table:table-cell table:style-name="ce12" office:value-type="float" office:value="0.00178039" calcext:value-type="float">
            <text:p>0.00178039</text:p>
          </table:table-cell>
          <table:table-cell table:style-name="ce12" office:value-type="float" office:value="0.00440242" calcext:value-type="float">
            <text:p>0.00440242</text:p>
          </table:table-cell>
          <table:table-cell table:style-name="ce12" office:value-type="float" office:value="0.00448615" calcext:value-type="float">
            <text:p>0.00448615</text:p>
          </table:table-cell>
        </table:table-row>
        <table:table-row table:style-name="ro1">
          <table:table-cell table:number-columns-repeated="2"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250x250</text:p>
          </table:table-cell>
          <table:table-cell table:style-name="ce12" office:value-type="float" office:value="0.0356576" calcext:value-type="float">
            <text:p>0.0356576</text:p>
          </table:table-cell>
          <table:table-cell table:style-name="ce12" office:value-type="float" office:value="0.0116913" calcext:value-type="float">
            <text:p>0.0116913</text:p>
          </table:table-cell>
          <table:table-cell table:style-name="ce12" office:value-type="float" office:value="0.0157776" calcext:value-type="float">
            <text:p>0.0157776</text:p>
          </table:table-cell>
          <table:table-cell table:style-name="ce12" office:value-type="float" office:value="0.0163975" calcext:value-type="float">
            <text:p>0.0163975</text:p>
          </table:table-cell>
        </table:table-row>
        <table:table-row table:style-name="ro1">
          <table:table-cell table:number-columns-repeated="2"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500x500</text:p>
          </table:table-cell>
          <table:table-cell table:style-name="ce12" office:value-type="float" office:value="0.535596" calcext:value-type="float">
            <text:p>0.535596</text:p>
          </table:table-cell>
          <table:table-cell table:style-name="ce12" office:value-type="float" office:value="0.0790288" calcext:value-type="float">
            <text:p>0.0790288</text:p>
          </table:table-cell>
          <table:table-cell table:style-name="ce12" office:value-type="float" office:value="0.0861765" calcext:value-type="float">
            <text:p>0.0861765</text:p>
          </table:table-cell>
          <table:table-cell table:style-name="ce12" office:value-type="float" office:value="0.150942" calcext:value-type="float">
            <text:p>0.15094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8:56:25.269012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6.837cm" xlink:href="." xlink:type="simple" chart:class="chart:line" chart:style-name="ch1">
        <chart:legend chart:legend-position="end" svg:x="15.714cm" svg:y="7.372cm" style:legend-expansion="high" chart:style-name="ch2"/>
        <chart:plot-area chart:style-name="ch3" chart:data-source-has-labels="both" svg:x="0.42cm" svg:y="0.336cm" svg:width="14.874cm" svg:height="16.165cm">
          <chartooo:coordinate-region svg:x="1.147cm" svg:y="0.536cm" svg:width="13.497cm" svg:height="15.31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series chart:style-name="ch9" chart:values-cell-range-address="local-table.$E$2:.$E$8" chart:label-cell-address="local-table.$E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. Time</text:p>
              </table:table-cell>
              <table:table-cell office:value-type="string">
                <text:p>Parallel Time (6 threads)</text:p>
              </table:table-cell>
              <table:table-cell office:value-type="string">
                <text:p>Parallel Time (12 threads)</text:p>
              </table:table-cell>
              <table:table-cell office:value-type="string">
                <text:p>Parallel Time (18 threads)</text:p>
              </table:table-cell>
            </table:table-row>
          </table:table-header-rows>
          <table:table-rows>
            <table:table-row>
              <table:table-cell office:value-type="string">
                <text:p>4x4</text:p>
              </table:table-cell>
              <table:table-cell office:value-type="float" office:value="0.00000327">
                <text:p>0.00000327</text:p>
              </table:table-cell>
              <table:table-cell office:value-type="float" office:value="0.000364778">
                <text:p>0.000364778</text:p>
              </table:table-cell>
              <table:table-cell office:value-type="float" office:value="0.0012335">
                <text:p>0.0012335</text:p>
              </table:table-cell>
              <table:table-cell office:value-type="float" office:value="0.00172873">
                <text:p>0.00172873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0.000019858">
                <text:p>0.000019858</text:p>
              </table:table-cell>
              <table:table-cell office:value-type="float" office:value="0.000383095">
                <text:p>0.000383095</text:p>
              </table:table-cell>
              <table:table-cell office:value-type="float" office:value="0.00114295">
                <text:p>0.00114295</text:p>
              </table:table-cell>
              <table:table-cell office:value-type="float" office:value="0.000719618">
                <text:p>0.000719618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00014492">
                <text:p>0.00014492</text:p>
              </table:table-cell>
              <table:table-cell office:value-type="float" office:value="0.000511638">
                <text:p>0.000511638</text:p>
              </table:table-cell>
              <table:table-cell office:value-type="float" office:value="0.00123793">
                <text:p>0.00123793</text:p>
              </table:table-cell>
              <table:table-cell office:value-type="float" office:value="0.000740969">
                <text:p>0.000740969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0.00141836">
                <text:p>0.00141836</text:p>
              </table:table-cell>
              <table:table-cell office:value-type="float" office:value="0.000791549">
                <text:p>0.000791549</text:p>
              </table:table-cell>
              <table:table-cell office:value-type="float" office:value="0.00056635">
                <text:p>0.00056635</text:p>
              </table:table-cell>
              <table:table-cell office:value-type="float" office:value="0.00137433">
                <text:p>0.00137433</text:p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0.00429113">
                <text:p>0.00429113</text:p>
              </table:table-cell>
              <table:table-cell office:value-type="float" office:value="0.00178039">
                <text:p>0.00178039</text:p>
              </table:table-cell>
              <table:table-cell office:value-type="float" office:value="0.00440242">
                <text:p>0.00440242</text:p>
              </table:table-cell>
              <table:table-cell office:value-type="float" office:value="0.00448615">
                <text:p>0.00448615</text:p>
              </table:table-cell>
            </table:table-row>
            <table:table-row>
              <table:table-cell office:value-type="string">
                <text:p>250x250</text:p>
              </table:table-cell>
              <table:table-cell office:value-type="float" office:value="0.0356576">
                <text:p>0.0356576</text:p>
              </table:table-cell>
              <table:table-cell office:value-type="float" office:value="0.0116913">
                <text:p>0.0116913</text:p>
              </table:table-cell>
              <table:table-cell office:value-type="float" office:value="0.0157776">
                <text:p>0.0157776</text:p>
              </table:table-cell>
              <table:table-cell office:value-type="float" office:value="0.0163975">
                <text:p>0.0163975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0.535596">
                <text:p>0.535596</text:p>
              </table:table-cell>
              <table:table-cell office:value-type="float" office:value="0.0790288">
                <text:p>0.0790288</text:p>
              </table:table-cell>
              <table:table-cell office:value-type="float" office:value="0.0861765">
                <text:p>0.0861765</text:p>
              </table:table-cell>
              <table:table-cell office:value-type="float" office:value="0.150942">
                <text:p>0.150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0.357cm" xlink:href="." xlink:type="simple" chart:class="chart:line" chart:style-name="ch1">
        <chart:legend chart:legend-position="end" svg:x="15.714cm" svg:y="4.132cm" style:legend-expansion="high" chart:style-name="ch2"/>
        <chart:plot-area chart:style-name="ch3" chart:data-source-has-labels="both" svg:x="0.42cm" svg:y="0.207cm" svg:width="14.874cm" svg:height="9.943cm">
          <chartooo:coordinate-region svg:x="1.332cm" svg:y="0.406cm" svg:width="13.312cm" svg:height="9.0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series chart:style-name="ch9" chart:values-cell-range-address="local-table.$E$2:.$E$7" chart:label-cell-address="local-table.$E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. Time</text:p>
              </table:table-cell>
              <table:table-cell office:value-type="string">
                <text:p>Parallel Time (6 threads)</text:p>
              </table:table-cell>
              <table:table-cell office:value-type="string">
                <text:p>Parallel Time (12 threads)</text:p>
              </table:table-cell>
              <table:table-cell office:value-type="string">
                <text:p>Parallel Time (18 threads)</text:p>
              </table:table-cell>
            </table:table-row>
          </table:table-header-rows>
          <table:table-rows>
            <table:table-row>
              <table:table-cell office:value-type="string">
                <text:p>4x4</text:p>
              </table:table-cell>
              <table:table-cell office:value-type="float" office:value="0.00000327">
                <text:p>0.00000327</text:p>
              </table:table-cell>
              <table:table-cell office:value-type="float" office:value="0.000364778">
                <text:p>0.000364778</text:p>
              </table:table-cell>
              <table:table-cell office:value-type="float" office:value="0.0012335">
                <text:p>0.0012335</text:p>
              </table:table-cell>
              <table:table-cell office:value-type="float" office:value="0.00172873">
                <text:p>0.00172873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0.000019858">
                <text:p>0.000019858</text:p>
              </table:table-cell>
              <table:table-cell office:value-type="float" office:value="0.000383095">
                <text:p>0.000383095</text:p>
              </table:table-cell>
              <table:table-cell office:value-type="float" office:value="0.00114295">
                <text:p>0.00114295</text:p>
              </table:table-cell>
              <table:table-cell office:value-type="float" office:value="0.000719618">
                <text:p>0.000719618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00014492">
                <text:p>0.00014492</text:p>
              </table:table-cell>
              <table:table-cell office:value-type="float" office:value="0.000511638">
                <text:p>0.000511638</text:p>
              </table:table-cell>
              <table:table-cell office:value-type="float" office:value="0.00123793">
                <text:p>0.00123793</text:p>
              </table:table-cell>
              <table:table-cell office:value-type="float" office:value="0.000740969">
                <text:p>0.000740969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0.00141836">
                <text:p>0.00141836</text:p>
              </table:table-cell>
              <table:table-cell office:value-type="float" office:value="0.000791549">
                <text:p>0.000791549</text:p>
              </table:table-cell>
              <table:table-cell office:value-type="float" office:value="0.00056635">
                <text:p>0.00056635</text:p>
              </table:table-cell>
              <table:table-cell office:value-type="float" office:value="0.00137433">
                <text:p>0.00137433</text:p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0.00429113">
                <text:p>0.00429113</text:p>
              </table:table-cell>
              <table:table-cell office:value-type="float" office:value="0.00178039">
                <text:p>0.00178039</text:p>
              </table:table-cell>
              <table:table-cell office:value-type="float" office:value="0.00440242">
                <text:p>0.00440242</text:p>
              </table:table-cell>
              <table:table-cell office:value-type="float" office:value="0.00448615">
                <text:p>0.00448615</text:p>
              </table:table-cell>
            </table:table-row>
            <table:table-row>
              <table:table-cell office:value-type="string">
                <text:p>250x250</text:p>
              </table:table-cell>
              <table:table-cell office:value-type="float" office:value="0.0356576">
                <text:p>0.0356576</text:p>
              </table:table-cell>
              <table:table-cell office:value-type="float" office:value="0.0116913">
                <text:p>0.0116913</text:p>
              </table:table-cell>
              <table:table-cell office:value-type="float" office:value="0.0157776">
                <text:p>0.0157776</text:p>
              </table:table-cell>
              <table:table-cell office:value-type="float" office:value="0.0163975">
                <text:p>0.0163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3.027cm" xlink:href="." xlink:type="simple" chart:class="chart:line" chart:style-name="ch1">
        <chart:legend chart:legend-position="end" svg:x="15.714cm" svg:y="5.467cm" style:legend-expansion="high" chart:style-name="ch2"/>
        <chart:plot-area chart:style-name="ch3" chart:data-source-has-labels="both" svg:x="0.42cm" svg:y="0.26cm" svg:width="14.874cm" svg:height="12.507cm">
          <chartooo:coordinate-region svg:x="0.856cm" svg:y="0.46cm" svg:width="13.312cm" svg:height="11.6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series chart:style-name="ch8" chart:values-cell-range-address="local-table.$D$2:.$D$6" chart:label-cell-address="local-table.$D$1" chart:class="chart:line">
            <chart:data-point chart:repeated="5"/>
          </chart:series>
          <chart:series chart:style-name="ch9" chart:values-cell-range-address="local-table.$E$2:.$E$6" chart:label-cell-address="local-table.$E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. Time</text:p>
              </table:table-cell>
              <table:table-cell office:value-type="string">
                <text:p>Parallel Time (6 threads)</text:p>
              </table:table-cell>
              <table:table-cell office:value-type="string">
                <text:p>Parallel Time (12 threads)</text:p>
              </table:table-cell>
              <table:table-cell office:value-type="string">
                <text:p>Parallel Time (18 threads)</text:p>
              </table:table-cell>
            </table:table-row>
          </table:table-header-rows>
          <table:table-rows>
            <table:table-row>
              <table:table-cell office:value-type="string">
                <text:p>4x4</text:p>
              </table:table-cell>
              <table:table-cell office:value-type="float" office:value="0.00000327">
                <text:p>0.00000327</text:p>
              </table:table-cell>
              <table:table-cell office:value-type="float" office:value="0.000364778">
                <text:p>0.000364778</text:p>
              </table:table-cell>
              <table:table-cell office:value-type="float" office:value="0.0012335">
                <text:p>0.0012335</text:p>
              </table:table-cell>
              <table:table-cell office:value-type="float" office:value="0.00172873">
                <text:p>0.00172873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0.000019858">
                <text:p>0.000019858</text:p>
              </table:table-cell>
              <table:table-cell office:value-type="float" office:value="0.000383095">
                <text:p>0.000383095</text:p>
              </table:table-cell>
              <table:table-cell office:value-type="float" office:value="0.00114295">
                <text:p>0.00114295</text:p>
              </table:table-cell>
              <table:table-cell office:value-type="float" office:value="0.000719618">
                <text:p>0.000719618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00014492">
                <text:p>0.00014492</text:p>
              </table:table-cell>
              <table:table-cell office:value-type="float" office:value="0.000511638">
                <text:p>0.000511638</text:p>
              </table:table-cell>
              <table:table-cell office:value-type="float" office:value="0.00123793">
                <text:p>0.00123793</text:p>
              </table:table-cell>
              <table:table-cell office:value-type="float" office:value="0.000740969">
                <text:p>0.000740969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0.00141836">
                <text:p>0.00141836</text:p>
              </table:table-cell>
              <table:table-cell office:value-type="float" office:value="0.000791549">
                <text:p>0.000791549</text:p>
              </table:table-cell>
              <table:table-cell office:value-type="float" office:value="0.00056635">
                <text:p>0.00056635</text:p>
              </table:table-cell>
              <table:table-cell office:value-type="float" office:value="0.00137433">
                <text:p>0.00137433</text:p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0.00429113">
                <text:p>0.00429113</text:p>
              </table:table-cell>
              <table:table-cell office:value-type="float" office:value="0.00178039">
                <text:p>0.00178039</text:p>
              </table:table-cell>
              <table:table-cell office:value-type="float" office:value="0.00440242">
                <text:p>0.00440242</text:p>
              </table:table-cell>
              <table:table-cell office:value-type="float" office:value="0.00448615">
                <text:p>0.00448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